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orizontal_20_Line">
      <style:paragraph-properties fo:widows="1"/>
    </style:style>
    <style:style style:name="P2" style:family="paragraph" style:parent-style-name="Text_20_body">
      <style:paragraph-properties fo:widows="1"/>
      <style:text-properties fo:font-variant="normal" fo:text-transform="none" fo:color="#000000" style:font-name="Times" fo:font-size="14pt" fo:letter-spacing="normal" fo:font-style="normal" fo:font-weight="bold"/>
    </style:style>
    <style:style style:name="P3" style:family="paragraph" style:parent-style-name="Text_20_body">
      <style:paragraph-properties fo:widows="1"/>
      <style:text-properties fo:font-variant="normal" fo:text-transform="none" fo:color="#000000" style:font-name="Times" fo:font-size="14pt" fo:letter-spacing="normal" fo:font-style="normal" fo:font-weight="normal"/>
    </style:style>
    <style:style style:name="P4" style:family="paragraph" style:parent-style-name="Text_20_body">
      <style:paragraph-properties fo:widows="1"/>
    </style:style>
    <style:style style:name="P5" style:family="paragraph" style:parent-style-name="Text_20_body">
      <style:paragraph-properties fo:margin-top="0cm" fo:margin-bottom="0cm" fo:widows="1"/>
    </style:style>
    <style:style style:name="P6" style:family="paragraph" style:parent-style-name="Text_20_body">
      <style:paragraph-properties fo:margin-left="0cm" fo:margin-right="0cm" fo:widows="1" fo:text-indent="0cm" style:auto-text-indent="false"/>
      <style:text-properties fo:font-variant="normal" fo:text-transform="none" fo:color="#000000" style:font-name="Times" fo:font-size="14pt" fo:letter-spacing="normal" fo:font-style="normal" fo:font-weight="bold"/>
    </style:style>
    <style:style style:name="P7" style:family="paragraph" style:parent-style-name="Preformatted_20_Text">
      <style:paragraph-properties fo:widows="1"/>
      <style:text-properties fo:font-variant="normal" fo:text-transform="none" fo:color="#000000" style:font-name="Times" fo:font-size="14pt" fo:letter-spacing="normal" fo:font-style="normal" fo:font-weight="normal"/>
    </style:style>
    <style:style style:name="P8" style:family="paragraph" style:parent-style-name="Preformatted_20_Text">
      <style:paragraph-properties fo:widows="1"/>
      <style:text-properties fo:font-variant="normal" fo:text-transform="none" fo:color="#000000" fo:letter-spacing="normal"/>
    </style:style>
    <style:style style:name="P9" style:family="paragraph" style:parent-style-name="Preformatted_20_Text">
      <style:paragraph-properties fo:margin-top="0cm" fo:margin-bottom="0.499cm" fo:widows="1"/>
      <style:text-properties fo:font-variant="normal" fo:text-transform="none" fo:color="#000000" style:font-name="Times" fo:font-size="14pt" fo:letter-spacing="normal" fo:font-style="normal" fo:font-weight="normal"/>
    </style:style>
    <style:style style:name="P10" style:family="paragraph" style:parent-style-name="Preformatted_20_Text">
      <style:paragraph-properties fo:margin-top="0cm" fo:margin-bottom="0.499cm" fo:widows="1"/>
      <style:text-properties fo:font-variant="normal" fo:text-transform="none" fo:color="#000000" fo:letter-spacing="normal"/>
    </style:style>
    <style:style style:name="T1" style:family="text">
      <style:text-properties style:font-name="Times" fo:font-size="14pt" fo:font-style="normal" fo:font-weight="normal"/>
    </style:style>
    <style:style style:name="T2" style:family="text">
      <style:text-properties fo:font-variant="normal" fo:text-transform="none" fo:color="#000000" style:font-name="Times" fo:font-size="14pt" fo:letter-spacing="normal" fo:font-style="normal" fo:font-weight="normal"/>
    </style:style>
    <style:style style:name="T3" style:family="text">
      <style:text-properties fo:font-variant="normal" fo:text-transform="none" fo:color="#000000" fo:letter-spacing="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draw:a xlink:type="simple" xlink:href="http://codingdojo.org/cgi-bin/index.pl?FrontPage"><draw:frame draw:style-name="fr1" draw:name="gráficos1" text:anchor-type="as-char" svg:width="1.997cm" svg:height="0.998cm" draw:z-index="0"><draw:image xlink:href="http://codingdojo.org/img/wiki.png" xlink:type="simple" xlink:show="embed" xlink:actuate="onLoad"/></draw:frame></draw:a></text:span><text:a xlink:type="simple" xlink:href="http://codingdojo.org/cgi-bin/index.pl?back=KataFizzBuzz"><text:span text:style-name="T2">KataFizzBuzz</text:span></text:a></text:h>
      <text:p text:style-name="P5"><text:a xlink:type="simple" xlink:href="http://codingdojo.org/cgi-bin/index.pl?FrontPage">FrontPage</text:a><text:span text:style-name="T2"> | </text:span><text:a xlink:type="simple" xlink:href="http://codingdojo.org/cgi-bin/index.pl?RecentChanges">RecentChanges</text:a><text:span text:style-name="T2"> | </text:span><text:a xlink:type="simple" xlink:href="http://codingdojo.org/cgi-bin/index.pl?action=editprefs">Preferences</text:a></text:p>
      <text:p text:style-name="P1"/>
      <text:p text:style-name="P6">About this Kata</text:p>
      <text:p text:style-name="P4"><text:span text:style-name="T2">This Kata was posted here by someone anonymously. Michael Feathers and </text:span><text:a xlink:type="simple" xlink:href="http://codingdojo.org/cgi-bin/index.pl?EmilyBache">EmilyBache</text:a><text:span text:style-name="T2"> performed it at agile2008 when competing in "Programming with the stars" in python, in 4 minutes.</text:span></text:p>
      <text:p text:style-name="P4"><text:span text:style-name="T2">Difficulty: Easy Good for teaching: </text:span><text:a xlink:type="simple" xlink:href="http://codingdojo.org/cgi-bin/index.pl?TestDrivenDevelopment">TDD</text:a><text:span text:style-name="T2">, </text:span><text:a xlink:type="simple" xlink:href="http://codingdojo.org/cgi-bin/index.pl?BabySteps">BabySteps</text:a></text:p>
      <text:p text:style-name="P2">Problem Description</text:p>
      <text:p text:style-name="P3">Imagine the scene. You are eleven years old, and in the five minutes before the end of the lesson, your Maths teacher decides he should make his class more "fun" by introducing a "game". He explains that he is going to point at each pupil in turn and ask them to say the next number in sequence, starting from one. The "fun" part is that if the number is divisible by three, you instead say "Fizz" and if it is divisible by five you say "Buzz". So now your maths teacher is pointing at all of your classmates in turn, and they happily shout "one!", "two!", "Fizz!", "four!", "Buzz!"... until he very deliberately points at you, fixing you with a steely gaze... time stands still, your mouth dries up, your palms become sweatier and sweatier until you finally manage to croak "Fizz!". Doom is avoided, and the pointing finger moves on.</text:p>
      <text:p text:style-name="P3">So of course in order to avoid embarassment infront of your whole class, you have to get the full list printed out so you know what to say. Your class has about 33 pupils and he might go round three times before the bell rings for breaktime. Next maths lesson is on Thursday. Get coding!</text:p>
      <text:p text:style-name="P4"><text:span text:style-name="T2">Write a program that prints the numbers from 1 to 100. But for multiples of three print "Fizz" instead of the number and for the multiples of five print "Buzz". For numbers which are multiples of both three and five print "FizzBuzz</text:span><text:a xlink:type="simple" xlink:href="http://codingdojo.org/cgi-bin/index.pl?action=edit&amp;id=FizzBuzz">?</text:a><text:span text:style-name="T2">".</text:span></text:p>
      <text:p text:style-name="P3">Sample output:</text:p>
      <text:p text:style-name="P7">1</text:p>
      <text:p text:style-name="P7">2</text:p>
      <text:p text:style-name="P7">Fizz</text:p>
      <text:p text:style-name="P7">4</text:p>
      <text:p text:style-name="P7">Buzz</text:p>
      <text:p text:style-name="P7">Fizz</text:p>
      <text:p text:style-name="P7">7</text:p>
      <text:p text:style-name="P7">8</text:p>
      <text:p text:style-name="P7">Fizz</text:p>
      <text:p text:style-name="P7">Buzz</text:p>
      <text:p text:style-name="P7">11</text:p>
      <text:p text:style-name="P7">Fizz</text:p>
      <text:p text:style-name="P7">13</text:p>
      <text:p text:style-name="P7">14</text:p>
      <text:p text:style-name="P7">FizzBuzz</text:p>
      <text:p text:style-name="P7">16</text:p>
      <text:p text:style-name="P7">17</text:p>
      <text:p text:style-name="P7">Fizz</text:p>
      <text:p text:style-name="P7"><text:soft-page-break/>19</text:p>
      <text:p text:style-name="P7">Buzz</text:p>
      <text:p text:style-name="P9">... etc up to 100</text:p>
      <text:p text:style-name="P2">Stage 2 - new requirements</text:p>
      <text:p text:style-name="P8"><text:s/><text:span text:style-name="T1">* A number is fizz if it is divisible by 3 or if it has a 3 in it</text:span></text:p>
      <text:p text:style-name="P10"><text:s/><text:span text:style-name="T1">* A number is buzz if it is divisible by 5 or if it has a 5 in it</text:span></text:p>
      <text:p text:style-name="P2">Comments from those who are working on this Kata</text:p>
      <text:p text:style-name="P4"><text:span text:style-name="T2">(Comment from </text:span><text:a xlink:type="simple" xlink:href="http://codingdojo.org/cgi-bin/index.pl?MikeMinutillo">MikeMinutillo</text:a><text:span text:style-name="T2">) The best use of the </text:span><text:a xlink:type="simple" xlink:href="http://codingdojo.org/cgi-bin/index.pl?KataFizzBuzz">KataFizzBuzz</text:a><text:span text:style-name="T2"> is to introduce the concepts of TDD and </text:span><text:a xlink:type="simple" xlink:href="http://codingdojo.org/cgi-bin/index.pl?BabySteps">BabySteps</text:a><text:span text:style-name="T2"> to a new </text:span><text:a xlink:type="simple" xlink:href="http://codingdojo.org/cgi-bin/index.pl?CodingDojo">CodingDojo</text:a><text:span text:style-name="T2">. In my case, I work with many clever people who don't do alot of automated testing and can't see how it could work. There are heaps of different ways to implement this </text:span><text:a xlink:type="simple" xlink:href="http://codingdojo.org/cgi-bin/index.pl?KataFizzBuzz">KataFizzBuzz</text:a><text:span text:style-name="T2"> problem and it's easy to throw in new requirements (at the second step here does). I actually did learn TDD using FizzBuzz</text:span><text:a xlink:type="simple" xlink:href="http://codingdojo.org/cgi-bin/index.pl?action=edit&amp;id=FizzBuzz">?</text:a><text:span text:style-name="T2"> (I went crazy with it too. Do a search for Enterprise FizzBuzz</text:span><text:a xlink:type="simple" xlink:href="http://codingdojo.org/cgi-bin/index.pl?action=edit&amp;id=FizzBuzz">?</text:a><text:span text:style-name="T2"> to see the madness)</text:span></text:p>
      <text:p text:style-name="Standard"/>
      <text:p text:style-name="Standard">http://codingdojo.org/cgi-bin/index.pl?KataFizzBuz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varo Navarro</meta:initial-creator>
    <meta:creation-date>2015-05-07T23:08:41</meta:creation-date>
    <meta:document-statistic meta:table-count="0" meta:image-count="1" meta:object-count="0" meta:page-count="2" meta:paragraph-count="37" meta:word-count="467" meta:character-count="2535"/>
    <dc:date>2015-05-07T23:09:27</dc:date>
    <dc:creator>Alvaro Navarro</dc:creator>
    <meta:editing-duration>PT46S</meta:editing-duration>
    <meta:editing-cycles>1</meta:editing-cycles>
    <meta:generator>OpenOffice/4.0.1$Unix OpenOffice.org_project/401m5$Build-9714</meta:generator>
  </office:meta>
</office:document-meta>
</file>